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ListenerTestContainer.isStopp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TestContainer.setAutoStartup( boolean auto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TestContainer.is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TestContainer.isAuto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TestContain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ListenerTestContainer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TestContainer.isReplyPubSub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TestContainer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TestContaine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TestContainer.isPubSub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TestContain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ListenerTestContainer.setupMessageListener( Object messa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ListenerTestContaine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ListenerTestContainer.get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TestContainer.stop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ListenerTestContainer.isRunn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TestContainer.getDestina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TestContainer.getReplyQos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istenerTestContain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ListenerTestContainer.MessageListenerTestContainer( JmsListener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